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list-style-name="WWNum5">
      <style:paragraph-properties fo:margin-left="0.5in" fo:margin-right="0in" fo:text-indent="-0.25in" style:auto-text-indent="false"/>
    </style:style>
    <style:style style:name="P2" style:family="paragraph" style:parent-style-name="normal" style:list-style-name="WWNum3">
      <style:paragraph-properties fo:margin-left="0.5in" fo:margin-right="0in" fo:text-indent="-0.25in" style:auto-text-indent="false"/>
    </style:style>
    <style:style style:name="P3" style:family="paragraph" style:parent-style-name="normal" style:list-style-name="WWNum2">
      <style:paragraph-properties fo:margin-left="0.5in" fo:margin-right="0in" fo:text-indent="-0.25in" style:auto-text-indent="false"/>
    </style:style>
    <style:style style:name="P4" style:family="paragraph" style:parent-style-name="normal" style:list-style-name="WWNum4">
      <style:paragraph-properties fo:margin-left="0.5in" fo:margin-right="0in" fo:text-indent="-0.25in" style:auto-text-indent="false"/>
    </style:style>
    <style:style style:name="P5" style:family="paragraph" style:parent-style-name="normal" style:list-style-name="WWNum6">
      <style:paragraph-properties fo:margin-left="0.5in" fo:margin-right="0in" fo:text-indent="-0.25in" style:auto-text-indent="false"/>
    </style:style>
    <style:style style:name="P6" style:family="paragraph" style:parent-style-name="normal" style:list-style-name="WWNum1">
      <style:paragraph-properties fo:margin-left="0.5in" fo:margin-right="0in" fo:text-indent="-0.25in" style:auto-text-indent="false"/>
    </style:style>
    <style:style style:name="P7" style:family="paragraph" style:parent-style-name="normal" style:list-style-name="WWNum5">
      <style:paragraph-properties fo:margin-left="1in" fo:margin-right="0in" fo:text-indent="-0.25in" style:auto-text-indent="false"/>
    </style:style>
    <style:style style:name="P8" style:family="paragraph" style:parent-style-name="normal" style:list-style-name="WWNum3">
      <style:paragraph-properties fo:margin-left="1in" fo:margin-right="0in" fo:text-indent="-0.25in" style:auto-text-indent="false"/>
    </style:style>
    <style:style style:name="P9" style:family="paragraph" style:parent-style-name="normal" style:list-style-name="WWNum3">
      <style:paragraph-properties fo:margin-left="1in" fo:margin-right="0in" fo:text-indent="-0.25in" style:auto-text-indent="false"/>
      <style:text-properties style:text-underline-style="none"/>
    </style:style>
    <style:style style:name="P10" style:family="paragraph" style:parent-style-name="normal" style:list-style-name="WWNum2">
      <style:paragraph-properties fo:margin-left="1in" fo:margin-right="0in" fo:text-indent="-0.25in" style:auto-text-indent="false"/>
      <style:text-properties style:text-underline-style="none"/>
    </style:style>
    <style:style style:name="P11" style:family="paragraph" style:parent-style-name="normal" style:list-style-name="WWNum4">
      <style:paragraph-properties fo:margin-left="1in" fo:margin-right="0in" fo:text-indent="-0.25in" style:auto-text-indent="false"/>
      <style:text-properties style:text-underline-style="none"/>
    </style:style>
    <style:style style:name="P12" style:family="paragraph" style:parent-style-name="normal" style:list-style-name="WWNum4">
      <style:paragraph-properties fo:margin-left="1in" fo:margin-right="0in" fo:text-indent="-0.25in" style:auto-text-indent="false"/>
      <style:text-properties style:text-underline-style="none" fo:font-weight="bold" style:font-weight-asian="bold"/>
    </style:style>
    <style:style style:name="P13" style:family="paragraph" style:parent-style-name="normal" style:list-style-name="WWNum6">
      <style:paragraph-properties fo:margin-left="1in" fo:margin-right="0in" fo:text-indent="-0.25in" style:auto-text-indent="false"/>
      <style:text-properties style:text-underline-style="none"/>
    </style:style>
    <style:style style:name="P14" style:family="paragraph" style:parent-style-name="normal" style:list-style-name="WWNum1">
      <style:paragraph-properties fo:margin-left="1in" fo:margin-right="0in" fo:text-indent="-0.25in" style:auto-text-indent="false"/>
      <style:text-properties style:text-underline-style="none"/>
    </style:style>
    <style:style style:name="P15" style:family="paragraph" style:parent-style-name="normal">
      <style:paragraph-properties fo:margin-left="1in" fo:margin-right="0in" fo:text-indent="0in" style:auto-text-indent="false"/>
    </style:style>
    <style:style style:name="P16" style:family="paragraph" style:parent-style-name="normal">
      <style:paragraph-properties fo:break-before="page"/>
    </style:style>
    <style:style style:name="P17" style:family="paragraph" style:parent-style-name="normal">
      <style:paragraph-properties fo:margin-left="0.5in" fo:margin-right="0in" fo:text-indent="0in" style:auto-text-indent="false"/>
    </style:style>
    <style:style style:name="P18" style:family="paragraph" style:parent-style-name="normal">
      <style:paragraph-properties fo:margin-left="0in" fo:margin-right="0in" fo:text-indent="0in" style:auto-text-indent="false"/>
    </style:style>
    <style:style style:name="P19" style:family="paragraph" style:parent-style-name="normal" style:master-page-name="Standard">
      <style:paragraph-properties style:page-number="1"/>
    </style:style>
    <style:style style:name="T1" style:family="text">
      <style:text-properties style:text-underline-style="none"/>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xercise 1 - Algorithm Engineering</text:p>
      <text:p text:style-name="normal"/>
      <text:p text:style-name="normal">Name: Kenny Gozali</text:p>
      <text:p text:style-name="normal">Major: Master Computer Science</text:p>
      <text:p text:style-name="normal">Matriculation Number: 190689</text:p>
      <text:p text:style-name="normal"/>
      <text:list xml:id="list2616248183" text:style-name="WWNum5">
        <text:list-item>
          <text:p text:style-name="P1">Explain how parallelism differs from concurrency</text:p>
          <text:list>
            <text:list-item>
              <text:p text:style-name="P7">Parallelism is when every process is able to run at the same time and</text:p>
            </text:list-item>
            <text:list-item>
              <text:p text:style-name="P7">concurrency happens when multiple process is active and the processor can do context switching, in order to make multi-tasking possible</text:p>
            </text:list-item>
          </text:list>
        </text:list-item>
      </text:list>
      <text:p text:style-name="P15"/>
      <text:list xml:id="list192310430954241" text:continue-numbering="true" text:style-name="WWNum5">
        <text:list-item>
          <text:p text:style-name="P1">What is fork-join parallelism?</text:p>
          <text:list>
            <text:list-item>
              <text:p text:style-name="P7">A master thread would fork itself into multiple threads if it sees that it will do an intensive process, and then the threads will join again into a single thread after finishing its computation</text:p>
            </text:list-item>
          </text:list>
        </text:list-item>
      </text:list>
      <text:p text:style-name="P15"/>
      <text:list xml:id="list192309306710921" text:continue-numbering="true" text:style-name="WWNum5">
        <text:list-item>
          <text:p text:style-name="P1">Computer Systems: A Programmer’s Perspective. One thing to discuss</text:p>
          <text:list>
            <text:list-item>
              <text:p text:style-name="P7">I find it very interesting how Compilers and Assembler works and what happens to our program behind its abstraction. The benefit of the compilers and assemblers is really admirable and such abstraction makes it possible for a system to be compatible with various resources(such as different OS, programming languages, hardware, etc).</text:p>
            </text:list-item>
          </text:list>
        </text:list-item>
      </text:list>
      <text:p text:style-name="P15"/>
      <text:list xml:id="list192308966130045" text:continue-numbering="true" text:style-name="WWNum5">
        <text:list-item>
          <text:p text:style-name="P1">Explain in detail the figure <text:span text:style-name="T2">Performance gains after Moore’s law ends</text:span></text:p>
        </text:list-item>
        <text:list-item>
          <text:p text:style-name="P1">Do the coding warmup on slide 20 and Parallelize the program of slide 22</text:p>
          <text:list>
            <text:list-item>
              <text:p text:style-name="P7">Need to figure out how to randomize seed for slide 22 too</text:p>
            </text:list-item>
          </text:list>
        </text:list-item>
      </text:list>
      <text:p text:style-name="normal"/>
      <text:p text:style-name="P16">Exercise 2 - Algorithm Engineering</text:p>
      <text:p text:style-name="normal"/>
      <text:p text:style-name="normal">Name: Kenny Gozali</text:p>
      <text:p text:style-name="normal">Major: Master Computer Science</text:p>
      <text:p text:style-name="normal">Matriculation Number: 190689</text:p>
      <text:p text:style-name="P17"/>
      <text:list xml:id="list875520411" text:style-name="WWNum3">
        <text:list-item>
          <text:p text:style-name="P2">What causes <text:span text:style-name="T2">false sharing</text:span>?</text:p>
          <text:list>
            <text:list-item>
              <text:p text:style-name="P8">It happens when two CPUs use the same cache line. When one of the CPU updates a variable, the other CPU has to wait until that is finished and will have to wait for the main memory to update, in order to maintain cache coherency. </text:p>
            </text:list-item>
          </text:list>
        </text:list-item>
      </text:list>
      <text:p text:style-name="P15"/>
      <text:list xml:id="list192309852331169" text:continue-numbering="true" text:style-name="WWNum3">
        <text:list-item>
          <text:p text:style-name="P2">How do<text:span text:style-name="T2"> mutual exclusion constructs</text:span> prevent <text:span text:style-name="T2">race conditions</text:span>?</text:p>
          <text:list>
            <text:list-item>
              <text:p text:style-name="P8">It prevents multiple threads from accessing the same variable during the same time period</text:p>
            </text:list-item>
          </text:list>
        </text:list-item>
      </text:list>
      <text:p text:style-name="normal"/>
      <text:list xml:id="list192309205335584" text:continue-numbering="true" text:style-name="WWNum3">
        <text:list-item>
          <text:p text:style-name="P2">Explain the differences between <text:span text:style-name="T2">static </text:span>and <text:span text:style-name="T2">dynamic schedules</text:span> in OpenMP.</text:p>
          <text:list>
            <text:list-item>
              <text:p text:style-name="P9"/>
            </text:list-item>
          </text:list>
        </text:list-item>
        <text:list-item>
          <text:p text:style-name="P2">What can we do if we’ve<text:span text:style-name="T2"> found a solution</text:span> while running <text:span text:style-name="T2">a parallel for loop</text:span> in OpenMP, but still have <text:span text:style-name="T2">many iterations left</text:span>?</text:p>
        </text:list-item>
        <text:list-item>
          <text:p text:style-name="P2">Do the<text:span text:style-name="T2"> coding warmup</text:span> on slide 22. Explain in your own words how std::atomic::compare_exchange_weak work.</text:p>
          <text:list>
            <text:list-item>
              <text:p text:style-name="P9"/>
            </text:list-item>
          </text:list>
        </text:list-item>
        <text:list-item>
          <text:p text:style-name="P2"><text:span text:style-name="T2">Rewrite </text:span>the <text:span text:style-name="T2">parallel program</text:span> for estimating π from the last exercise to use the construct #pragma omp for.</text:p>
        </text:list-item>
      </text:list>
      <text:p text:style-name="normal"/>
      <text:p text:style-name="P16">Exercise 3 - Algorithm Engineering</text:p>
      <text:p text:style-name="normal"/>
      <text:p text:style-name="normal">Name: Kenny Gozali</text:p>
      <text:p text:style-name="normal">Major: Master Computer Science</text:p>
      <text:p text:style-name="normal">Matriculation Number: 190689</text:p>
      <text:p text:style-name="normal"/>
      <text:list xml:id="list3095463244" text:style-name="WWNum2">
        <text:list-item>
          <text:p text:style-name="P3">How does the <text:span text:style-name="T2">ordered clause</text:span> in OpenMP work in conjunction with a parallel for loop?</text:p>
          <text:list>
            <text:list-item>
              <text:p text:style-name="P10"/>
            </text:list-item>
          </text:list>
        </text:list-item>
        <text:list-item>
          <text:p text:style-name="P3">What is the <text:span text:style-name="T2">collapse clause</text:span> in OpenMP good for?</text:p>
          <text:list>
            <text:list-item>
              <text:p text:style-name="P10"/>
            </text:list-item>
          </text:list>
        </text:list-item>
        <text:list-item>
          <text:p text:style-name="P3">Explain how <text:span text:style-name="T2">reductions </text:span>work internally in OpenMP.</text:p>
          <text:list>
            <text:list-item>
              <text:p text:style-name="P10"/>
            </text:list-item>
          </text:list>
        </text:list-item>
        <text:list-item>
          <text:p text:style-name="P3">What is the purpose of a <text:span text:style-name="T2">barrier </text:span>in parallel computing?</text:p>
          <text:list>
            <text:list-item>
              <text:p text:style-name="P10"/>
            </text:list-item>
          </text:list>
        </text:list-item>
        <text:list-item>
          <text:p text:style-name="P3">Explain the differences between the library routines</text:p>
        </text:list-item>
      </text:list>
      <text:p text:style-name="P17">omp_get_num_threads(), omp_get_num_procs() and</text:p>
      <text:p text:style-name="P17">omp_get_max_threads().</text:p>
      <text:list xml:id="list192309718738066" text:continue-numbering="true" text:style-name="WWNum2">
        <text:list-item>
          <text:list>
            <text:list-item>
              <text:p text:style-name="P10"/>
            </text:list-item>
          </text:list>
        </text:list-item>
        <text:list-item>
          <text:p text:style-name="P3">Clarify how the storage attributes <text:span text:style-name="T2">private </text:span>and <text:span text:style-name="T2">firstprivate </text:span>differ from each other.</text:p>
        </text:list-item>
        <text:list-item>
          <text:p text:style-name="P3">Do the <text:span text:style-name="T2">coding warmup</text:span> on <text:span text:style-name="T2">slide </text:span>18. Write in <text:span text:style-name="T2">pseudo code</text:span> how the <text:span text:style-name="T2">computation of</text:span> π can be <text:span text:style-name="T2">parallelized </text:span>with <text:span text:style-name="T2">simple threads.</text:span></text:p>
        </text:list-item>
      </text:list>
      <text:p text:style-name="P17"/>
      <text:p text:style-name="P16">Exercise 4 - Algorithm Engineering</text:p>
      <text:p text:style-name="normal"/>
      <text:p text:style-name="normal">Name: Kenny Gozali</text:p>
      <text:p text:style-name="normal">Major: Master Computer Science</text:p>
      <text:p text:style-name="normal">Matriculation Number: 190689</text:p>
      <text:p text:style-name="normal"/>
      <text:list xml:id="list818557190" text:style-name="WWNum4">
        <text:list-item>
          <text:p text:style-name="P4">Explain how <text:span text:style-name="T2">divide and conquer</text:span> algorithms can be parallelized with <text:span text:style-name="T2">tasks </text:span>in OpenMP.</text:p>
          <text:list>
            <text:list-item>
              <text:p text:style-name="P11"/>
            </text:list-item>
          </text:list>
        </text:list-item>
        <text:list-item>
          <text:p text:style-name="P4">Describe some <text:span text:style-name="T2">ways </text:span>to<text:span text:style-name="T2"> speed up merge sort.</text:span></text:p>
          <text:list>
            <text:list-item>
              <text:p text:style-name="P12"/>
            </text:list-item>
          </text:list>
        </text:list-item>
        <text:list-item>
          <text:p text:style-name="P4">What is the idea behind <text:span text:style-name="T2">multithreaded merging</text:span>?</text:p>
          <text:list>
            <text:list-item>
              <text:p text:style-name="P11"/>
            </text:list-item>
          </text:list>
        </text:list-item>
        <text:list-item>
          <text:p text:style-name="P4">Do the coding warmup on slide 17.</text:p>
          <text:list>
            <text:list-item>
              <text:p text:style-name="P11"/>
            </text:list-item>
          </text:list>
        </text:list-item>
        <text:list-item>
          <text:p text:style-name="P4">Read What every systems programmer should know about</text:p>
        </text:list-item>
        <text:list-item>
          <text:p text:style-name="P4">Concurrency. https://assets.bitbashing.io/papers/concurrency-Primer.pdf Discuss two things you find particularly interesting.</text:p>
          <text:list>
            <text:list-item>
              <text:p text:style-name="P11"/>
            </text:list-item>
          </text:list>
        </text:list-item>
      </text:list>
      <text:p text:style-name="P16">Exercise 5 - Algorithm Engineering</text:p>
      <text:p text:style-name="normal"/>
      <text:p text:style-name="normal">Name: Kenny Gozali</text:p>
      <text:p text:style-name="normal">Major: Master Computer Science</text:p>
      <text:p text:style-name="normal">Matriculation Number: 190689</text:p>
      <text:p text:style-name="normal"/>
      <text:list xml:id="list144998831" text:style-name="WWNum6">
        <text:list-item>
          <text:p text:style-name="P5">What is <text:span text:style-name="T2">CMake</text:span>?</text:p>
          <text:list>
            <text:list-item>
              <text:p text:style-name="P13"/>
            </text:list-item>
          </text:list>
        </text:list-item>
        <text:list-item>
          <text:p text:style-name="P5">What role do <text:span text:style-name="T2">targets </text:span>play in CMake?</text:p>
        </text:list-item>
        <text:list-item>
          <text:p text:style-name="P5">How would <text:span text:style-name="T2">you proceed</text:span> to <text:span text:style-name="T2">optimize code</text:span>?</text:p>
        </text:list-item>
      </text:list>
      <text:p text:style-name="normal"/>
      <text:p text:style-name="P16">Exercise 6 - Algorithm Engineering</text:p>
      <text:p text:style-name="normal"/>
      <text:p text:style-name="normal">Name: Kenny Gozali</text:p>
      <text:p text:style-name="normal">Major: Master Computer Science</text:p>
      <text:p text:style-name="normal">Matriculation Number: 190689</text:p>
      <text:p text:style-name="P17"/>
      <text:list xml:id="list4013149772" text:style-name="WWNum1">
        <text:list-item>
          <text:p text:style-name="P6">Name some characteristics of the instructions sets: SSE, AVX(2) and AVX-512.</text:p>
          <text:list>
            <text:list-item>
              <text:p text:style-name="P14"/>
            </text:list-item>
          </text:list>
        </text:list-item>
        <text:list-item>
          <text:p text:style-name="P6">How can <text:span text:style-name="T2">memory aliasing</text:span> affect <text:span text:style-name="T2">performance</text:span>?</text:p>
          <text:list>
            <text:list-item>
              <text:p text:style-name="P14"/>
            </text:list-item>
          </text:list>
        </text:list-item>
        <text:list-item>
          <text:p text:style-name="P6">I What are the <text:span text:style-name="T2">advantages </text:span>of <text:span text:style-name="T2">unit stride</text:span> (stride-1) <text:span text:style-name="T2">memory access</text:span> compared to accessing memory with larger strides (for example, stride-8)?</text:p>
          <text:list>
            <text:list-item>
              <text:p text:style-name="P14"/>
            </text:list-item>
          </text:list>
        </text:list-item>
        <text:list-item>
          <text:p text:style-name="P6"><text:span text:style-name="T2">When </text:span>would you <text:span text:style-name="T2">prefer </text:span>arranging records in memory as a <text:span text:style-name="T2">Structure of Arrays</text:span>?</text:p>
          <text:list>
            <text:list-item>
              <text:p text:style-name="P14"/>
            </text:list-item>
          </text:list>
        </text:list-item>
      </text:list>
      <text:p text:style-name="P17"/>
      <text:p text:style-name="P18"/>
      <text:p text:style-name="P18"/>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0" meta:image-count="0" meta:object-count="0" meta:page-count="6" meta:paragraph-count="81" meta:word-count="663" meta:character-count="3985" meta:non-whitespace-character-count="3440"/>
    <meta:generator>LibreOffice/7.1.5.2$Windows_X86_64 LibreOffice_project/85f04e9f809797b8199d13c421bd8a2b025d52b5</meta:generator>
  </office:meta>
</office:document-meta>
</file>